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4160"/>
    </style:style>
    <style:style style:name="T2" style:family="text">
      <style:text-properties officeooo:rsid="0007dcbe"/>
    </style:style>
    <style:style style:name="T3" style:family="text">
      <style:text-properties officeooo:rsid="00081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content chosen by Attacker!</text:p>
      <text:p text:style-name="Standard"/>
      <text:p text:style-name="Standard">Document <text:span text:style-name="T1">was signed</text:span> by Attacker <text:span text:style-name="T1">using a self-</text:span><text:span text:style-name="T2">generated </text:span><text:span text:style-name="T3">RSA</text:span><text:span text:style-name="T2"> key pair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2:53:38.099000000</meta:creation-date>
    <dc:date>2021-12-14T16:53:12.036000000</dc:date>
    <meta:editing-duration>PT3M13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7" meta:character-count="113" meta:non-whitespace-character-count="98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e0061009e0055006c001200480052009100a000b300e100d2008e00660096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9mZZYggtmQQck5RSTnNzCItD3HVsknolcSuIFL6Ltms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EQKitnAQ5B2yGrI8UZmIQhr0A/hDDKqQjtp8vYF8Ym0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WWtVanMbfLy4b6SikNwUUTrgeVRDjSHLW63RymqkQ6Q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MPke9ChPRAPMd7jMUWYWx2tqrohmALjThBg6VlOYK8o=</DigestValue>
      </Reference>
      <Reference URI="Thumbnails/thumbnail.png">
        <DigestMethod Algorithm="http://www.w3.org/2001/04/xmlenc#sha256"/>
        <DigestValue>RfF2w3RTVPdNWTI6s+28qUr6hlQCDf0x+x4YDM7vVZI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inzhtT1YIVQcJmJvpCtVIpvgMl271kZsNhrj3PitG0c=</DigestValue>
      </Reference>
      <Reference URI="#ID_00190023005900b6009a005e004600c30094007c008400e7006b004b0089008a">
        <DigestMethod Algorithm="http://www.w3.org/2001/04/xmlenc#sha256"/>
        <DigestValue>GbcxXXdlF9ovZ9deoZxS5g0JewXzeXYlysQFSNcdg9Q=</DigestValue>
      </Reference>
      <Reference URI="#idSignedProperties" Type="http://uri.etsi.org/01903#SignedProperties">
        <DigestMethod Algorithm="http://www.w3.org/2001/04/xmlenc#sha256"/>
        <DigestValue>cjyfGLWSMJ7HqrQ7EJ+CrW5sbcHtcid2V5/Uq12cGVY=</DigestValue>
      </Reference>
    </SignedInfo>
    <SignatureValue>F/cu5Bu7DZXeWBMoyhH6UEJx6UQDNIHbDCZOsjdsjZbmJxmnG2+vRyKpbsesZH8lBtLAlPm3SPLQ4AkG6H++PEOq7Y9Gpb4gIX16WnHkqfOayspfDPXMYzoQy8jgz/ZyxnNO3T+LqufOGsCm4shHW+l+cMUmJvq66zJslzoSNFI=</SignatureValue>
    <KeyInfo>
      <KeyValue>
        <RSAKeyValue>
          <Modulus>uKKi75OMKdpvr/TaywNaIoIbBEtzjyybMneTEnQohtWGh2NmAS0ly+/1+TZkDVWgnXUyHu9p2zut0Wm9tWwD4YMnofXBm7RIAWKiTbzHoy8tNYN5SY0G1IAq8gah2uxMQMATRLUMATbzpNJo+4xRPlarkOIU5Rm7M0lQkawSDI0=</Modulus>
          <Exponent>AQAB</Exponent>
        </RSAKeyValue>
      </KeyValue>
    </KeyInfo>
    <Object>
      <SignatureProperties>
        <SignatureProperty Id="ID_00190023005900b6009a005e004600c30094007c008400e7006b004b0089008a" Target="#ID_007e0061009e0055006c001200480052009100a000b300e100d2008e00660096">
          <dc:date xmlns:dc="http://purl.org/dc/elements/1.1/">2021-01-26T12:56:37.491000000</dc:date>
        </SignatureProperty>
      </SignatureProperties>
    </Object>
    <Object xmlns:xd="http://uri.etsi.org/01903/v1.3.2#">
      <xd:QualifyingProperties Target="#ID_007e0061009e0055006c001200480052009100a000b300e100d2008e00660096">
        <xd:SignedProperties Id="idSignedProperties">
          <xd:SignedSignatureProperties>
            <xd:SigningTime>2021-01-26T12:56:37.491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N=WISeKey CertifyID Personal GB CA 4, O=WISeKey, C=CH</X509IssuerName>
                  <X509SerialNumber>492776570638425942708927152800856035375062304454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d:EncapsulatedX509Certificate>
            </xd:CertificateValues>
          </xd:UnsignedSignatureProperties>
        </xd:UnsignedProperties>
      </xd:QualifyingProperties>
    </Object>
  </Signature>
</document-signatures>
</file>